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11" style:family="table-cell" style:parent-style-name="Default">
      <style:table-cell-properties fo:border-bottom="1.25pt solid #000000" fo:border-left="none" fo:border-right="none" fo:border-top="1.25pt solid #000000"/>
    </style:style>
    <style:style style:name="ce12" style:family="table-cell" style:parent-style-name="Default">
      <style:table-cell-properties fo:border-bottom="0.99pt ridge #000000" fo:border-left="none" fo:border-right="none" fo:border-top="0.99pt ridge #000000"/>
    </style:style>
    <style:style style:name="ce13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2"/>
          <table:table-cell table:style-name="ce12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167.86" calcext:value-type="float">
            <text:p>167,86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mai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2" table:number-rows-spanned="1">
            <text:p>Mãe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231.2" calcext:value-type="float">
            <text:p>231,2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3:.C33])" office:value-type="float" office:value="2217.86" calcext:value-type="float">
            <text:p>2217,8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3:.F33])" office:value-type="float" office:value="2000.76" calcext:value-type="float">
            <text:p>2000,7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35]-[.F35])" office:value-type="float" office:value="217.1" calcext:value-type="float">
            <text:p>217,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9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3:.C53])" office:value-type="float" office:value="2000" calcext:value-type="float">
            <text:p>20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3:.F53])" office:value-type="float" office:value="1538.33" calcext:value-type="float">
            <text:p>1538,33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54]-[.F54])" office:value-type="float" office:value="461.67" calcext:value-type="float">
            <text:p>461,67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8:01:16.182875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04T18:03:26.322634525</dc:date>
    <meta:editing-duration>PT32M6S</meta:editing-duration>
    <meta:editing-cycles>8</meta:editing-cycles>
    <meta:generator>LibreOffice/5.2.7.2$Linux_X86_64 LibreOffice_project/20$Build-2</meta:generator>
    <meta:document-statistic meta:table-count="1" meta:cell-count="112" meta:object-count="0"/>
  </office:meta>
</office:document-meta>
</file>